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6483" officeooo:paragraph-rsid="00076483"/>
    </style:style>
    <style:style style:name="P2" style:family="paragraph" style:parent-style-name="Standard">
      <style:text-properties fo:font-weight="bold" officeooo:rsid="00076483" officeooo:paragraph-rsid="00076483" style:font-weight-asian="bold" style:font-weight-complex="bold"/>
    </style:style>
    <style:style style:name="P3" style:family="paragraph" style:parent-style-name="Standard">
      <style:text-properties officeooo:rsid="000cea85" officeooo:paragraph-rsid="000cea85"/>
    </style:style>
    <style:style style:name="P4" style:family="paragraph" style:parent-style-name="Standard">
      <style:text-properties officeooo:rsid="00100660" officeooo:paragraph-rsid="00100660"/>
    </style:style>
    <style:style style:name="P5" style:family="paragraph" style:parent-style-name="Standard">
      <style:text-properties fo:font-weight="normal" officeooo:rsid="00100660" officeooo:paragraph-rsid="00100660" style:font-weight-asian="normal" style:font-weight-complex="normal"/>
    </style:style>
    <style:style style:name="T1" style:family="text">
      <style:text-properties officeooo:rsid="0007c67a"/>
    </style:style>
    <style:style style:name="T2" style:family="text">
      <style:text-properties officeooo:rsid="00098268"/>
    </style:style>
    <style:style style:name="T3" style:family="text">
      <style:text-properties officeooo:rsid="000cddbf"/>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 collected</text:p>
      <text:p text:style-name="P1"/>
      <text:p text:style-name="P2">Demographics</text:p>
      <text:p text:style-name="P1">Demographic information is collected on the first visit.</text:p>
      <text:p text:style-name="P1">Age - </text:p>
      <text:p text:style-name="P1">Language - </text:p>
      <text:p text:style-name="P1">Living Set-Up - </text:p>
      <text:p text:style-name="P1">Medicaid</text:p>
      <text:p text:style-name="P1">Hospitalized ?</text:p>
      <text:p text:style-name="P1">RPM Hospitalized ?</text:p>
      <text:p text:style-name="P1">RPM Falls ?</text:p>
      <text:p text:style-name="P1">Rehospitalized ?</text:p>
      <text:p text:style-name="P1">RPM Rehospitalized ?</text:p>
      <text:p text:style-name="P1"><text:s/></text:p>
      <text:p text:style-name="P1">'living set-up' was parsed to create a 'caregiver' and 'live_alone' feature. ‘caregiver feature was coded as 1 for having a caregiver and 0 otherwise. ‘live_alone’ was coded as 1 if the patient lived alone and 0 otherwise.</text:p>
      <text:p text:style-name="P1"/>
      <text:p text:style-name="P1">‘<text:span text:style-name="T1">language’ was recoded to a column indicating whether Spanish was the primary language or not. Of all the patients in this study, 125 were Spanish speaking, and 22 were listed as Other. The rest were English speakers.</text:span></text:p>
      <text:p text:style-name="P1"/>
      <text:p text:style-name="P1">Participants were also asked from which chronic conditions were present in their medical history. These included: chronic heart failure (chf), chronic obstructive pulmonary disease (copd), diabetes, hypertension, stroke, hypoglycemia, liver disease, hypotension, obesity, coronary artery disease, renal, alzheimers, depression, history of falls, history of fractures. These conditions were coded as 1 for being present and 0 otherwise.</text:p>
      <text:p text:style-name="P1">All missing values in the chronic conditions that were missing were assigned to zeros, indicating the participant did not have that condition. <text:span text:style-name="T3">An ‘n_conds’ features was generated as the sum of conditions a patient self-reported.</text:span></text:p>
      <text:p text:style-name="P1"/>
      <text:p text:style-name="P2">Readings</text:p>
      <text:p text:style-name="P1">'compliance' is a measure of how successful the participant was in visiting every week. The formula for this measure is 1-(missed_weeks/total_weeks)</text:p>
      <text:p text:style-name="P1">'age' is defined as age at first visit with program.</text:p>
      <text:p text:style-name="P1"/>
      <text:p text:style-name="P2">Messages</text:p>
      <text:p text:style-name="P1">For all the questions asked of the participants, yes is encoded as 1, otherwise 0. <text:span text:style-name="T1">Additionally, a trigger flag for the question was set to 1 if the response was ‘yes’ to the ER, change of dosage, change of medication, fallen questions or if the response was ‘Not too well’ or ‘Terrible’ for the feeling question. To remove triggers from hospitalizations, any trigger that was coincident to a hospital/ER trigger was <text:s/>removed. Finally, a ‘all_message_triggers’ feature was generated from the sum of all trigger flags from the questions. The number of visits and days in the program were also calculated from the messages data. Duration was computed by subtracting the most recent visit date with the first visit date. Number of visits was a count of the number of visit dates.</text:span></text:p>
      <text:p text:style-name="P1"/>
      <text:p text:style-name="P3">A feature indicating which of the 15 sites a patient visited was appended to the table by using the first two digits of the pin.</text:p>
      <text:p text:style-name="P3"/>
      <text:p text:style-name="P3"><text:soft-page-break/></text:p>
      <text:p text:style-name="P1"/>
      <text:p text:style-name="P2">Models</text:p>
      <text:p text:style-name="P1">Our goal in this section is to determine which features are predictive of a later hospitalization.</text:p>
      <text:p text:style-name="P1">The dependent variable which measures whether a patient was hospitalized after or during the program is rpm_hospitalized. rpm_hospitalized is equal to 1 if the respondent has been hospitalized.</text:p>
      <text:p text:style-name="P1"/>
      <text:p text:style-name="P1">We fit a logistic regression model to the data and the results are presented in Table 1. <text:span text:style-name="T2">[btq:Here I need to play with the model a bit more to get a better fit and modify the threshold for 0/1 predicted hospitalizations. Then accuracy scores.]</text:span></text:p>
      <text:p text:style-name="P1"/>
      <text:p text:style-name="P1"><text:span text:style-name="T4">cond_meas_model</text:span> sheet</text:p>
      <text:p text:style-name="P1">The "odds ratio" for the 'medicaid' coefficient is 2.93 with a 95% confidence interval of [0.418, 1.735]. This suggests that those who are enrolled in medicaid programs are almost 3 times more likely to be hospitalized than those who are not covered by medicaid. </text:p>
      <text:p text:style-name="P1">The "odds ratio" for the feeling_trigger coefficient is 1.32 with a 95% confidence interval of [0.111, 0.455]. This suggests that those responding to not feeling well are almost 1.32 times more likely to be hospitalized than those who respond. Since the other independent variables are either insignificantly different from zero or continuous, interpretation of there magnitude has little meaning in logistic regression. </text:p>
      <text:p text:style-name="P1"/>
      <text:p text:style-name="P1"/>
      <text:p text:style-name="P2">demo_nconds_model</text:p>
      <text:p text:style-name="P1">The "odds ratio" for the 'medicaid' coefficient is 2.72 with a 95% confidence interval of [0.392, 1.611]. This suggests that those who are enrolled in medicaid programs are almost 3 times more likely to be hospitalized than those who are not enrolled medicaid. </text:p>
      <text:p text:style-name="P1"/>
      <text:p text:style-name="P1">The "odds ratio" for the feeling_trigger coefficient is 1.33 with a 95% confidence interval of [0.118, 0.459]. This suggests that those responding to not feeling well are 1.33 times more likely to be hospitalized than those who respond. </text:p>
      <text:p text:style-name="P1"/>
      <text:p text:style-name="P1">The "odds ratio" for the 'live_alone' coefficient is 2.34 with a 95% confidence interval of [.115, 1.592], suggesting that those who live alone are 2.34 times more likely to be hospitalized than those who do not live alone. Since the other independent variables are either insignificantly different from zero or continuous, interpretation of there magnitude has little meaning in logistic regression. </text:p>
      <text:p text:style-name="P1"/>
      <text:p text:style-name="P4"><text:span text:style-name="T4">Figures</text:span></text:p>
      <text:p text:style-name="P5">TB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6:47:51.299000000</meta:creation-date>
    <dc:date>2016-09-23T18:02:39.329000000</dc:date>
    <meta:editing-duration>PT33M35S</meta:editing-duration>
    <meta:editing-cycles>5</meta:editing-cycles>
    <meta:generator>LibreOffice/5.1.2.2$Windows_X86_64 LibreOffice_project/d3bf12ecb743fc0d20e0be0c58ca359301eb705f</meta:generator>
    <meta:document-statistic meta:table-count="0" meta:image-count="0" meta:object-count="0" meta:page-count="2" meta:paragraph-count="36" meta:word-count="729" meta:character-count="4603" meta:non-whitespace-character-count="3899"/>
  </office:meta>
</office:document-meta>
</file>